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99.04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fff200"/>
    </style:style>
    <style:style style:name="ce6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tdat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office:value-type="string" calcext:value-type="string">
            <text:p>air_temp</text:p>
          </table:table-cell>
          <table:table-cell office:value-type="string" calcext:value-type="string">
            <text:p>air_temp_flags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humidity_flags</text:p>
          </table:table-cell>
          <table:table-cell office:value-type="string" calcext:value-type="string">
            <text:p>air_pressure</text:p>
          </table:table-cell>
          <table:table-cell office:value-type="string" calcext:value-type="string">
            <text:p>air_pressure_flags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wind_speed_flags</text:p>
          </table:table-cell>
          <table:table-cell office:value-type="string" calcext:value-type="string">
            <text:p>wind_direction</text:p>
          </table:table-cell>
          <table:table-cell office:value-type="string" calcext:value-type="string">
            <text:p>wind_direction_flags</text:p>
          </table:table-cell>
          <table:table-cell office:value-type="string" calcext:value-type="string">
            <text:p>rain_rate</text:p>
          </table:table-cell>
          <table:table-cell office:value-type="string" calcext:value-type="string">
            <text:p>rain_rate_flags</text:p>
          </table:table-cell>
          <table:table-cell office:value-type="string" calcext:value-type="string">
            <text:p>solarrad_sw</text:p>
          </table:table-cell>
          <table:table-cell office:value-type="string" calcext:value-type="string">
            <text:p>solarrad_sw_flags</text:p>
          </table:table-cell>
        </table:table-row>
        <table:table-row table:style-name="ro1">
          <table:table-cell office:value-type="string" calcext:value-type="string">
            <text:p>2019-05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857.8" calcext:value-type="float">
            <text:p>85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6" calcext:value-type="float">
            <text:p>118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1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857.9" calcext:value-type="float">
            <text:p>857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2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7.9" calcext:value-type="float">
            <text:p>857.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58.1" calcext:value-type="float">
            <text:p>85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.1" calcext:value-type="float">
            <text:p>263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40: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5.6" calcext:value-type="float">
            <text:p>95.6</text:p>
          </table:table-cell>
          <table:table-cell office:value-type="float" office:value="0" calcext:value-type="float">
            <text:p>0</text:p>
          </table:table-cell>
          <table:table-cell office:value-type="float" office:value="858.2" calcext:value-type="float">
            <text:p>858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.7" calcext:value-type="float">
            <text:p>164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5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0" calcext:value-type="float">
            <text:p>0</text:p>
          </table:table-cell>
          <table:table-cell office:value-type="float" office:value="858.2" calcext:value-type="float">
            <text:p>858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0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8.3" calcext:value-type="float">
            <text:p>85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10: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8.4" calcext:value-type="float">
            <text:p>858.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4.6" calcext:value-type="float">
            <text:p>104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20: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58.4" calcext:value-type="float">
            <text:p>858.4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90.9" calcext:value-type="float">
            <text:p>90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30: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80.9" calcext:value-type="float">
            <text:p>80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2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8.8" calcext:value-type="float">
            <text:p>858.8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66.9" calcext:value-type="float">
            <text:p>266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30: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8.8" calcext:value-type="float">
            <text:p>858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40.1" calcext:value-type="float">
            <text:p>24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4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6.4" calcext:value-type="float">
            <text:p>96.4</text:p>
          </table:table-cell>
          <table:table-cell office:value-type="float" office:value="0" calcext:value-type="float">
            <text:p>0</text:p>
          </table:table-cell>
          <table:table-cell office:value-type="float" office:value="858.9" calcext:value-type="float">
            <text:p>858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5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3" calcext:value-type="float">
            <text:p>105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00: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6" calcext:value-type="float">
            <text:p>88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10: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1" calcext:value-type="float">
            <text:p>85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" calcext:value-type="float">
            <text:p>96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20: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9.2" calcext:value-type="float">
            <text:p>85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4" calcext:value-type="float">
            <text:p>56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30: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13.3" calcext:value-type="float">
            <text:p>113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40: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5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0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859.5" calcext:value-type="float">
            <text:p>859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1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5" calcext:value-type="float">
            <text:p>859.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57.1" calcext:value-type="float">
            <text:p>357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2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859.6" calcext:value-type="float">
            <text:p>85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3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7" calcext:value-type="float">
            <text:p>85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.4" calcext:value-type="float">
            <text:p>314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4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8" calcext:value-type="float">
            <text:p>859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5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8" calcext:value-type="float">
            <text:p>85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9" calcext:value-type="float">
            <text:p>354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00: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859.9" calcext:value-type="float">
            <text:p>85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1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60.1" calcext:value-type="float">
            <text:p>86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2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60.2" calcext:value-type="float">
            <text:p>86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.3" calcext:value-type="float">
            <text:p>32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office:value-type="float" office:value="860.3" calcext:value-type="float">
            <text:p>86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.1" calcext:value-type="float">
            <text:p>32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4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7.9" calcext:value-type="float">
            <text:p>97.9</text:p>
          </table:table-cell>
          <table:table-cell office:value-type="float" office:value="0" calcext:value-type="float">
            <text:p>0</text:p>
          </table:table-cell>
          <table:table-cell office:value-type="float" office:value="860.4" calcext:value-type="float">
            <text:p>860.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02.4" calcext:value-type="float">
            <text:p>30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0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860.7" calcext:value-type="float">
            <text:p>86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.3" calcext:value-type="float">
            <text:p>31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10:0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860.9" calcext:value-type="float">
            <text:p>86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.3" calcext:value-type="float">
            <text:p>32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20:0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.3" calcext:value-type="float">
            <text:p>34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30:0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float" office:value="861.1" calcext:value-type="float">
            <text:p>86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7" calcext:value-type="float">
            <text:p>33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4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861.2" calcext:value-type="float">
            <text:p>86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3" calcext:value-type="float">
            <text:p>28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5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3" calcext:value-type="float">
            <text:p>861.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61.5" calcext:value-type="float">
            <text:p>26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0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5" calcext:value-type="float">
            <text:p>861.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79.4" calcext:value-type="float">
            <text:p>27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1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861.6" calcext:value-type="float">
            <text:p>861.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07.7" calcext:value-type="float">
            <text:p>30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2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3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7" calcext:value-type="float">
            <text:p>86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.7" calcext:value-type="float">
            <text:p>32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40: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6" calcext:value-type="float">
            <text:p>86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9" calcext:value-type="float">
            <text:p>3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30.8" calcext:value-type="float">
            <text:p>33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20:0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91.2" calcext:value-type="float">
            <text:p>29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30:0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.4" calcext:value-type="float">
            <text:p>27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4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59.3" calcext:value-type="float">
            <text:p>25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50:0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19.3" calcext:value-type="float">
            <text:p>31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0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37.9" calcext:value-type="float">
            <text:p>23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28.6" calcext:value-type="float">
            <text:p>32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20:0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30:0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87.8" calcext:value-type="float">
            <text:p>2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40:0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68.3" calcext:value-type="float">
            <text:p>68.3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1" calcext:value-type="float">
            <text:p>33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50:0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58.5" calcext:value-type="float">
            <text:p>1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00:0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1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58.8" calcext:value-type="float">
            <text:p>15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20: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.2" calcext:value-type="float">
            <text:p>3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3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19.1" calcext:value-type="float">
            <text:p>31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40:0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  <table:table-cell office:value-type="float" office:value="862.3" calcext:value-type="float">
            <text:p>862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32.4" calcext:value-type="float">
            <text:p>33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50:0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862.4" calcext:value-type="float">
            <text:p>862.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0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862.3" calcext:value-type="float">
            <text:p>862.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10:00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58.9" calcext:value-type="float">
            <text:p>58.9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88.7" calcext:value-type="float">
            <text:p>88.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20:00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30:00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5.1" calcext:value-type="float">
            <text:p>3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5-01 11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94.7" calcext:value-type="float">
            <text:p>29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5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57.9" calcext:value-type="float">
            <text:p>35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00:0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10.6" calcext:value-type="float">
            <text:p>31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1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20:0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314.3" calcext:value-type="float">
            <text:p>31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07.5" calcext:value-type="float">
            <text:p>30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00:0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07.5" calcext:value-type="float">
            <text:p>30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1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274.7" calcext:value-type="float">
            <text:p>27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2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40:0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125.3" calcext:value-type="float">
            <text:p>12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50:0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9.1" calcext:value-type="float">
            <text:p>12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00:0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10:0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  <table:table-cell office:value-type="float" office:value="861.6" calcext:value-type="float">
            <text:p>861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20:0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861.5" calcext:value-type="float">
            <text:p>86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30:0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861.4" calcext:value-type="float">
            <text:p>861.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26.4" calcext:value-type="float">
            <text:p>22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40:0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  <table:table-cell office:value-type="float" office:value="861.4" calcext:value-type="float">
            <text:p>861.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80.6" calcext:value-type="float">
            <text:p>28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50:0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" calcext:value-type="float">
            <text:p>0</text:p>
          </table:table-cell>
          <table:table-cell office:value-type="float" office:value="861.3" calcext:value-type="float">
            <text:p>861.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ats" table:style-name="ta1">
        <table:table-column table:style-name="co16" table:default-cell-style-name="ce4"/>
        <table:table-column table:style-name="co15" table:number-columns-repeated="2" table:default-cell-style-name="Default"/>
        <table:table-column table:style-name="co5" table:default-cell-style-name="Default"/>
        <table:table-column table:style-name="co15" table:number-columns-repeated="6" table:default-cell-style-name="Default"/>
        <table:table-row table:style-name="ro1">
          <table:table-cell table:style-name="ce3" office:value-type="string" calcext:value-type="string">
            <text:p>Statistic</text:p>
          </table:table-cell>
          <table:table-cell office:value-type="string" calcext:value-type="string">
            <text:p>Air flags</text:p>
          </table:table-cell>
          <table:table-cell office:value-type="string" calcext:value-type="string">
            <text:p>RH flags</text:p>
          </table:table-cell>
          <table:table-cell office:value-type="string" calcext:value-type="string">
            <text:p>Pressure flags</text:p>
          </table:table-cell>
          <table:table-cell office:value-type="string" calcext:value-type="string">
            <text:p>WS flags</text:p>
          </table:table-cell>
          <table:table-cell office:value-type="string" calcext:value-type="string">
            <text:p>WD flags</text:p>
          </table:table-cell>
          <table:table-cell office:value-type="string" calcext:value-type="string">
            <text:p>rain flags</text:p>
          </table:table-cell>
          <table:table-cell office:value-type="string" calcext:value-type="string">
            <text:p>SW flags</text:p>
          </table:table-cell>
          <table:table-cell/>
          <table:table-cell table:style-name="ce3" office:value-type="string" calcext:value-type="string">
            <text:p>**Note: This spreadsheet is primarily for testing checkdata.py</text:p>
          </table:table-cell>
        </table:table-row>
        <table:table-row table:style-name="ro1">
          <table:table-cell table:style-name="Default" office:value-type="string" calcext:value-type="string">
            <text:p>Number Bad</text:p>
          </table:table-cell>
          <table:table-cell table:formula="of:=SUMIF([$testdata1.C2:.C83];2;[$testdata1.C2:.C83])/2" office:value-type="float" office:value="1" calcext:value-type="float">
            <text:p>1</text:p>
          </table:table-cell>
          <table:table-cell table:formula="of:=SUMIF([$testdata1.E2:.E83];2;[$testdata1.E2:.E83])/2" office:value-type="float" office:value="1" calcext:value-type="float">
            <text:p>1</text:p>
          </table:table-cell>
          <table:table-cell table:formula="of:=SUMIF([$testdata1.G2:.G83];2;[$testdata1.G2:.G83])/2" office:value-type="float" office:value="1" calcext:value-type="float">
            <text:p>1</text:p>
          </table:table-cell>
          <table:table-cell table:formula="of:=SUMIF([$testdata1.I2:.I83];2;[$testdata1.I2:.I83])/2" office:value-type="float" office:value="1" calcext:value-type="float">
            <text:p>1</text:p>
          </table:table-cell>
          <table:table-cell table:formula="of:=SUMIF([$testdata1.K2:.K83];2;[$testdata1.K2:.K83])/2" office:value-type="float" office:value="0" calcext:value-type="float">
            <text:p>0</text:p>
          </table:table-cell>
          <table:table-cell table:formula="of:=SUMIF([$testdata1.M2:.M83];2;[$testdata1.M2:.M83])/2" office:value-type="float" office:value="0" calcext:value-type="float">
            <text:p>0</text:p>
          </table:table-cell>
          <table:table-cell table:formula="of:=SUMIF([$testdata1.O2:.O83];2;[$testdata1.O2:.O83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umber Suspicious</text:p>
          </table:table-cell>
          <table:table-cell table:formula="of:=SUMIF([$testdata1.C2:.C83];1;[$testdata1.C2:.C83])" office:value-type="float" office:value="16" calcext:value-type="float">
            <text:p>16</text:p>
          </table:table-cell>
          <table:table-cell table:formula="of:=SUMIF([$testdata1.E2:.E83];1;[$testdata1.E2:.E83])" office:value-type="float" office:value="8" calcext:value-type="float">
            <text:p>8</text:p>
          </table:table-cell>
          <table:table-cell table:formula="of:=SUMIF([$testdata1.G2:.G83];1;[$testdata1.G2:.G83])" office:value-type="float" office:value="3" calcext:value-type="float">
            <text:p>3</text:p>
          </table:table-cell>
          <table:table-cell table:formula="of:=SUMIF([$testdata1.I2:.I83];1;[$testdata1.I2:.I83])" office:value-type="float" office:value="0" calcext:value-type="float">
            <text:p>0</text:p>
          </table:table-cell>
          <table:table-cell table:formula="of:=SUMIF([$testdata1.K2:.K83];1;[$testdata1.K2:.K83])" office:value-type="float" office:value="2" calcext:value-type="float">
            <text:p>2</text:p>
          </table:table-cell>
          <table:table-cell table:formula="of:=SUMIF([$testdata1.M2:.M83];1;[$testdata1.M2:.M83])" office:value-type="float" office:value="1" calcext:value-type="float">
            <text:p>1</text:p>
          </table:table-cell>
          <table:table-cell table:formula="of:=SUMIF([$testdata1.O2:.O83];1;[$testdata1.O2:.O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tal rows</text:p>
          </table:table-cell>
          <table:table-cell office:value-type="float" office:value="82" calcext:value-type="float">
            <office:annotation draw:style-name="gr1" draw:text-style-name="P2" svg:width="82.18pt" svg:height="26.62pt" svg:x="176.94pt" svg:y="0pt" draw:caption-point-x="-17.29pt" draw:caption-point-y="38.66pt">
              <dc:date>2019-05-13T00:00:00</dc:date>
              <text:p text:style-name="P1"><text:span text:style-name="T1">Caution fixed</text:span></text:p>
            </office:annotation>
            <text:p>82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% suspicious</text:p>
          </table:table-cell>
          <table:table-cell table:style-name="ce6" table:formula="of:=[.B3]/([.B4]-[.B2])" office:value-type="percentage" office:value="0.197530864197531" calcext:value-type="percentage">
            <text:p>19.75%</text:p>
          </table:table-cell>
          <table:table-cell table:style-name="ce6" table:formula="of:=[.C3]/([.C4]-[.C2])" office:value-type="percentage" office:value="0.0987654320987654" calcext:value-type="percentage">
            <text:p>9.88%</text:p>
          </table:table-cell>
          <table:table-cell table:style-name="ce6" table:formula="of:=[.D3]/([.D4]-[.D2])" office:value-type="percentage" office:value="0.037037037037037" calcext:value-type="percentage">
            <text:p>3.70%</text:p>
          </table:table-cell>
          <table:table-cell table:style-name="ce6" table:formula="of:=[.E3]/([.E4]-[.E2])" office:value-type="percentage" office:value="0" calcext:value-type="percentage">
            <text:p>0.00%</text:p>
          </table:table-cell>
          <table:table-cell table:style-name="ce6" table:formula="of:=[.F3]/([.F4]-[.F2])" office:value-type="percentage" office:value="0.024390243902439" calcext:value-type="percentage">
            <text:p>2.44%</text:p>
          </table:table-cell>
          <table:table-cell table:style-name="ce6" table:formula="of:=[.G3]/([.G4]-[.G2])" office:value-type="percentage" office:value="0.0121951219512195" calcext:value-type="percentage">
            <text:p>1.22%</text:p>
          </table:table-cell>
          <table:table-cell table:style-name="ce6" table:formula="of:=[.H3]/([.H4]-[.H2])" office:value-type="percentage" office:value="0.0121951219512195" calcext:value-type="percentage">
            <text:p>1.22%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Gaps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ow difference</text:p>
          </table:table-cell>
          <table:table-cell table:number-columns-repeated="9"/>
        </table:table-row>
        <table:table-row table:style-name="ro1">
          <table:table-cell table:formula="of:=([$testdata1.A3]-[$testdata1.A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]-[$testdata1.A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]-[$testdata1.A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]-[$testdata1.A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]-[$testdata1.A6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8]-[$testdata1.A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9]-[$testdata1.A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0]-[$testdata1.A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1]-[$testdata1.A1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2]-[$testdata1.A11])*24*60" office:value-type="float" office:value="49.9999999953434" calcext:value-type="float">
            <text:p>50.0</text:p>
          </table:table-cell>
          <table:table-cell table:number-columns-repeated="9"/>
        </table:table-row>
        <table:table-row table:style-name="ro1">
          <table:table-cell table:formula="of:=([$testdata1.A13]-[$testdata1.A1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4]-[$testdata1.A1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5]-[$testdata1.A1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6]-[$testdata1.A1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7]-[$testdata1.A1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8]-[$testdata1.A1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19]-[$testdata1.A1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0]-[$testdata1.A1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1]-[$testdata1.A20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2]-[$testdata1.A2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3]-[$testdata1.A2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4]-[$testdata1.A2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5]-[$testdata1.A2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6]-[$testdata1.A2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7]-[$testdata1.A2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8]-[$testdata1.A2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29]-[$testdata1.A2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0]-[$testdata1.A29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1]-[$testdata1.A3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2]-[$testdata1.A3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3]-[$testdata1.A32])*24*60" office:value-type="float" office:value="20.0000000023283" calcext:value-type="float">
            <text:p>20.0</text:p>
          </table:table-cell>
          <table:table-cell table:number-columns-repeated="9"/>
        </table:table-row>
        <table:table-row table:style-name="ro1">
          <table:table-cell table:formula="of:=([$testdata1.A34]-[$testdata1.A3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5]-[$testdata1.A3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6]-[$testdata1.A3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7]-[$testdata1.A3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8]-[$testdata1.A37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39]-[$testdata1.A3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0]-[$testdata1.A3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1]-[$testdata1.A4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2]-[$testdata1.A4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3]-[$testdata1.A4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4]-[$testdata1.A43])*24*60" office:value-type="float" office:value="30.0000000034925" calcext:value-type="float">
            <text:p>30.0</text:p>
          </table:table-cell>
          <table:table-cell table:number-columns-repeated="9"/>
        </table:table-row>
        <table:table-row table:style-name="ro1">
          <table:table-cell table:formula="of:=([$testdata1.A45]-[$testdata1.A44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6]-[$testdata1.A4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7]-[$testdata1.A4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8]-[$testdata1.A4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49]-[$testdata1.A4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0]-[$testdata1.A4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1]-[$testdata1.A5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2]-[$testdata1.A5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3]-[$testdata1.A5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4]-[$testdata1.A53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5]-[$testdata1.A5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6]-[$testdata1.A5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7]-[$testdata1.A5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8]-[$testdata1.A5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59]-[$testdata1.A5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0]-[$testdata1.A5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1]-[$testdata1.A6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2]-[$testdata1.A6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3]-[$testdata1.A62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4]-[$testdata1.A6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5]-[$testdata1.A6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6]-[$testdata1.A6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7]-[$testdata1.A6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8]-[$testdata1.A6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69]-[$testdata1.A6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0]-[$testdata1.A6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1]-[$testdata1.A7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style-name="ce5" table:formula="of:=([$testdata1.A72]-[$testdata1.A71])*24*60" office:value-type="float" office:value="79.9999999988359" calcext:value-type="float">
            <text:p>80.0</text:p>
          </table:table-cell>
          <table:table-cell office:value-type="string" calcext:value-type="string">
            <text:p>Gap &gt; 1hr</text:p>
          </table:table-cell>
          <table:table-cell table:number-columns-repeated="8"/>
        </table:table-row>
        <table:table-row table:style-name="ro1">
          <table:table-cell table:formula="of:=([$testdata1.A73]-[$testdata1.A7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4]-[$testdata1.A73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5]-[$testdata1.A7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6]-[$testdata1.A7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7]-[$testdata1.A7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8]-[$testdata1.A7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79]-[$testdata1.A7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80]-[$testdata1.A7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81]-[$testdata1.A8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82]-[$testdata1.A8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testdata1.A83]-[$testdata1.A82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4:39:48.7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4:42:38.788000000</dc:date>
    <meta:editing-duration>PT34M19S</meta:editing-duration>
    <meta:editing-cycles>8</meta:editing-cycles>
    <meta:generator>LibreOffice/5.1.0.3$Windows_X86_64 LibreOffice_project/5e3e00a007d9b3b6efb6797a8b8e57b51ab1f737</meta:generator>
    <meta:document-statistic meta:table-count="2" meta:cell-count="1369" meta:object-count="0"/>
  </office:meta>
</office:document-meta>
</file>